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2.08cm" fo:break-before="auto" style:use-optimal-row-height="fals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7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ff00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4f81bd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gr1" style:family="graphic">
      <style:graphic-properties draw:textarea-vertical-align="middle" fo:background-color="#ece9d8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5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14"/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/>
          <table:table-cell table:style-name="ce6" office:value-type="float" office:value="8.5">
            <text:p>8,5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ddq1;1;[.G15] )" office:value-type="string" office:string-value="G00 X-2.2 Y0&#10;G01 Z-8.5 F10&#10;G02 X-2.2 Y0 I2.2 J00.00 F2&#10;G00 Z03.0&#10;">
            <text:p>G00 X-2.2 Y0<text:line-break/>G01 Z-8.5 F10<text:line-break/>G02 X-2.2 Y0 I2.2 J00.00 F2<text:line-break/>G00 Z03.0<text:line-break/></text:p>
          </table:table-cell>
          <table:table-cell table:number-columns-repeated="1014"/>
        </table:table-row>
        <table:table-row table:style-name="ro6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8.5 F10&#10;G00 Z3 F50&#10;">
            <text:p>G00 X10 Y0 F50<text:line-break/>G01 Z-8.5 F10<text:line-break/>G00 Z3 F50<text:line-break/></text:p>
          </table:table-cell>
          <table:table-cell table:number-columns-repeated="4"/>
          <table:table-cell table:style-name="ce6" office:value-type="string">
            <text:p>G00 Z6 F200</text:p>
          </table:table-cell>
          <table:table-cell table:number-columns-repeated="1014"/>
        </table:table-row>
        <table:table-row table:style-name="ro6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8.5 F10&#10;G00 Z3 F50&#10;">
            <text:p>G00 X20 Y0 F50<text:line-break/>G01 Z-8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4"/>
        </table:table-row>
        <table:table-row table:style-name="ro6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8.5 F10&#10;G00 Z3 F50&#10;">
            <text:p>G00 X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8.5 F10&#10;G00 Z3 F50&#10;">
            <text:p>G00 X1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8.5 F10&#10;G00 Z3 F50&#10;">
            <text:p>G00 X24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8.5 F10&#10;G00 Z3 F50&#10;">
            <text:p>G00 X25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8.5 F10&#10;G00 Z3 F50&#10;">
            <text:p>G00 X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8.5 F10&#10;G00 Z3 F50&#10;">
            <text:p>G00 X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8.5 F10&#10;G00 Z3 F50&#10;">
            <text:p>G00 X0 Y8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8.5 F10&#10;G00 Z3 F50&#10;">
            <text:p>G00 X0 Y12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8.5 F10&#10;G00 Z3 F50&#10;">
            <text:p>G00 X1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8.5 F10&#10;G00 Z3 F50&#10;">
            <text:p>G00 X2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8.5 F10&#10;G00 Z3 F50&#10;">
            <text:p>G00 X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8.5 F10&#10;G00 Z3 F50&#10;">
            <text:p>G00 X1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8.5 F10&#10;G00 Z3 F50&#10;">
            <text:p>G00 X24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8.5 F10&#10;G00 Z3 F50&#10;">
            <text:p>G00 X135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8.5 F10&#10;G00 Z3 F50&#10;">
            <text:p>G00 X8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8.5 F10&#10;G00 Z3 F50&#10;">
            <text:p>G00 X8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8.5 F10&#10;G00 Z3 F50&#10;">
            <text:p>G00 X40 Y41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8.5 F10&#10;G00 Z3 F50&#10;">
            <text:p>G00 X10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8.5 F10&#10;G00 Z3 F50&#10;">
            <text:p>G00 X10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019"/>
        </table:table-row>
        <table:table-row table:style-name="ro9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019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visibility="collapse" table:number-rows-repeated="104852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2" table:default-cell-style-name="Excel_20_Built-in_20_Normal"/>
        <table:table-column table:style-name="co10" table:default-cell-style-name="Excel_20_Built-in_20_Normal"/>
        <table:table-column table:style-name="co4" table:number-columns-repeated="5" table:default-cell-style-name="Excel_20_Built-in_20_Normal"/>
        <table:table-column table:style-name="co11" table:default-cell-style-name="Excel_20_Built-in_20_Normal"/>
        <table:table-column table:style-name="co4" table:number-columns-repeated="1003" table:default-cell-style-name="Excel_20_Built-in_20_Normal"/>
        <table:table-row table:style-name="ro10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5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1">
          <table:table-cell office:value-type="string">
            <text:p>Dout</text:p>
          </table:table-cell>
          <table:table-cell office:value-type="float" office:value="44">
            <text:p>44</text:p>
          </table:table-cell>
          <table:table-cell table:formula="of:=[.B2]/2" office:value-type="float" office:value="22">
            <text:p>22</text:p>
          </table:table-cell>
          <table:table-cell table:formula="of:=[.C2]-[.C1]" office:value-type="float" office:value="21">
            <text:p>21</text:p>
          </table:table-cell>
          <table:table-cell table:formula="of:=SUBSTITUTE([.D2];&quot;,&quot;;&quot;.&quot;)" office:value-type="string" office:string-value="21">
            <text:p>21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12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11" office:value-type="string">
            <text:p>( REPER</text:p>
          </table:table-cell>
          <table:table-cell table:style-name="ce11" office:value-type="string">
            <text:p>( CIRCLE 1</text:p>
          </table:table-cell>
          <table:table-cell table:style-name="ce11" office:value-type="string">
            <text:p>( CIRCLE 2</text:p>
          </table:table-cell>
          <table:table-cell table:number-columns-repeated="2"/>
          <table:table-cell table:style-name="ce11" office:value-type="string">
            <text:p>( BOX 1</text:p>
          </table:table-cell>
          <table:table-cell table:number-columns-repeated="2"/>
          <table:table-cell table:style-name="ce11" office:value-type="string">
            <text:p>( BOX 2</text:p>
          </table:table-cell>
          <table:table-cell table:number-columns-repeated="2"/>
          <table:table-cell table:style-name="ce11" office:value-type="string">
            <text:p>( Circle3</text:p>
          </table:table-cell>
          <table:table-cell table:number-columns-repeated="1003"/>
        </table:table-row>
        <table:table-row table:style-name="ro10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 Y0.00">
            <text:p>G00 X-21 Y0.00</text:p>
          </table:table-cell>
          <table:table-cell table:style-name="ce10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02"/>
        </table:table-row>
        <table:table-row table:style-name="ro12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0"/>
          <table:table-cell/>
          <table:table-cell>
            <draw:control table:end-cell-address="box.I6" table:end-x="0.207cm" table:end-y="0.346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-&quot;&amp;[.B61]&amp;&quot; Y&quot;&amp;[.C61]" office:value-type="string" office:string-value="G00 X-2.20 Y-20.88">
            <text:p>G00 X-2.20 Y-20.88</text:p>
          </table:table-cell>
          <table:table-cell table:formula="of:=&quot;G00 X-&quot;&amp;[.B61]&amp;&quot; Y&quot;&amp;[.C61]" office:value-type="string" office:string-value="G00 X-2.20 Y-20.88">
            <text:p>G00 X-2.20 Y-20.88</text:p>
          </table:table-cell>
          <table:table-cell table:number-columns-repeated="1002"/>
        </table:table-row>
        <table:table-row table:style-name="ro12">
          <table:table-cell table:number-columns-repeated="3"/>
          <table:table-cell table:formula="of:=&quot;G02 X-&quot; &amp;[.E2]&amp;&quot; Y0.00 I&quot;&amp;[.E2]&amp;&quot; J00.00 F150&quot;" office:value-type="string" office:string-value="G02 X-21 Y0.00 I21 J00.00 F150">
            <text:p>G02 X-21 Y0.00 I21 J00.00 F150</text:p>
          </table:table-cell>
          <table:table-cell table:style-name="ce10"/>
          <table:table-cell table:number-columns-repeated="4"/>
          <table:table-cell office:value-type="string">
            <text:p>G00 Z03.0</text:p>
          </table:table-cell>
          <table:table-cell table:number-columns-repeated="2"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office:value-type="string">
            <text:p>G01 Z-7 F10</text:p>
          </table:table-cell>
          <table:table-cell table:number-columns-repeated="1002"/>
        </table:table-row>
        <table:table-row table:style-name="ro12">
          <table:table-cell table:number-columns-repeated="3"/>
          <table:table-cell office:value-type="string">
            <text:p>G00 Z05.0</text:p>
          </table:table-cell>
          <table:table-cell table:style-name="ce10"/>
          <table:table-cell table:number-columns-repeated="4"/>
          <table:table-cell table:style-name="ce8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ARCL(0; 0; -[.B60]; [.C60]; [.B60]; [.C60])" office:value-type="string" office:string-value="G02 X2.20 Y-20.88 I2.20 J20.88 F10">
            <text:p>G02 X2.20 Y-20.88 I2.20 J20.88 F10</text:p>
          </table:table-cell>
          <table:table-cell table:style-name="Default" office:value-type="string">
            <text:p>Y-19 F1</text:p>
          </table:table-cell>
          <table:table-cell table:number-columns-repeated="1002"/>
        </table:table-row>
        <table:table-row table:style-name="ro12">
          <table:table-cell table:number-columns-repeated="9"/>
          <table:table-cell table:style-name="ce8" table:formula="of:=&quot;G00 X&quot;&amp;rholess&amp;&quot; Y22&quot;" office:value-type="string" office:string-value="G00 X20.00 Y22">
            <text:p>G00 X20.00 Y22</text:p>
          </table:table-cell>
          <table:table-cell table:number-columns-repeated="2" office:value-type="string">
            <text:p>G01 Z-7 F10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office:value-type="string">
            <text:p>G01 Z-7 F10</text:p>
          </table:table-cell>
          <table:table-cell table:formula="of:=&quot;X&quot;&amp;[.B61]" office:value-type="string" office:string-value="X2.20">
            <text:p>X2.20</text:p>
          </table:table-cell>
          <table:table-cell table:number-columns-repeated="1002"/>
        </table:table-row>
        <table:table-row table:style-name="ro12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">
            <text:p>27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8" table:formula="of:=&quot;G00 X&quot;&amp;rholess&amp;&quot; Y22&quot;" office:value-type="string" office:string-value="G00 X20.00 Y22">
            <text:p>G00 X20.00 Y22</text:p>
          </table:table-cell>
          <table:table-cell table:style-name="ce10"/>
          <table:table-cell table:number-columns-repeated="4"/>
          <table:table-cell table:style-name="ce8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ARCR(0; 0; [.B60]; [.C60]; -[.B60]; [.C60])" office:value-type="string" office:string-value="G03 X-2.20 Y-20.88 I-2.20 J20.88 F10">
            <text:p>G03 X-2.20 Y-20.88 I-2.20 J20.88 F10</text:p>
          </table:table-cell>
          <table:table-cell table:formula="of:=&quot;Y&quot;&amp;[.C61]" office:value-type="string" office:string-value="Y-20.88">
            <text:p>Y-20.88</text:p>
          </table:table-cell>
          <table:table-cell table:number-columns-repeated="1002"/>
        </table:table-row>
        <table:table-row table:style-name="ro12">
          <table:table-cell/>
          <table:table-cell table:formula="of:=[.A9]*[.B9]" office:value-type="float" office:value="19.0918830920368">
            <text:p>19,091883092</text:p>
          </table:table-cell>
          <table:table-cell office:value-type="float" office:value="20">
            <text:p>20</text:p>
          </table:table-cell>
          <table:table-cell table:style-name="ce8" table:formula="of:=down" office:value-type="string" office:string-value="G01 Z-7 F50">
            <text:p>G01 Z-7 F50</text:p>
          </table:table-cell>
          <table:table-cell table:style-name="ce10"/>
          <table:table-cell table:number-columns-repeated="4"/>
          <table:table-cell table:style-name="ce8" office:value-type="string">
            <text:p>G00 Z03.0</text:p>
          </table:table-cell>
          <table:table-cell table:number-columns-repeated="2" office:value-type="string">
            <text:p>G00 Z20.0 F100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3"/>
          <table:table-cell table:style-name="Default" office:value-type="string">
            <text:p>G00 Z23 F200</text:p>
          </table:table-cell>
          <table:table-cell table:number-columns-repeated="1002"/>
        </table:table-row>
        <table:table-row table:style-name="ro12">
          <table:table-cell table:number-columns-repeated="3"/>
          <table:table-cell table:style-name="ce8" office:value-type="string">
            <text:p>G00 Z03.0</text:p>
          </table:table-cell>
          <table:table-cell table:style-name="ce10"/>
          <table:table-cell table:number-columns-repeated="4"/>
          <table:table-cell table:style-name="Default" office:value-type="string">
            <text:p>( t2</text:p>
          </table:table-cell>
          <table:table-cell table:number-columns-repeated="4"/>
          <table:table-cell table:style-name="Default" office:value-type="string">
            <text:p>G01 Z-7 F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style-name="Default" office:value-type="string">
            <text:p>X0 Y0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0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number-columns-repeated="2" table:style-name="Default" office:value-type="string">
            <text:p>G00 X0 Y0</text:p>
          </table:table-cell>
          <table:table-cell table:number-columns-repeated="2"/>
          <table:table-cell table:formula="of:=&quot;Y-&quot;&amp;height" office:value-type="string" office:string-value="Y-25">
            <text:p>Y-25</text:p>
          </table:table-cell>
          <table:table-cell table:number-columns-repeated="2"/>
          <table:table-cell table:formula="of:=&quot;G00 X&quot;&amp;width&amp;&quot; Y&quot;&amp;[.Q15]" office:value-type="string" office:string-value="G00 X35 Y23">
            <text:p>G00 X35 Y23</text:p>
          </table:table-cell>
          <table:table-cell table:number-columns-repeated="2"/>
          <table:table-cell table:style-name="Default" office:value-type="string">
            <text:p>X0 Y0</text:p>
          </table:table-cell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2"/>
        </table:table-row>
        <table:table-row table:style-name="ro11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0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office:value-type="string">
            <text:p>rel coord</text:p>
          </table:table-cell>
          <table:table-cell/>
          <table:table-cell office:value-type="string">
            <text:p>G91</text:p>
          </table:table-cell>
          <table:table-cell table:number-columns-repeated="2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3"/>
        </table:table-row>
        <table:table-row table:style-name="ro12">
          <table:table-cell table:number-columns-repeated="3"/>
          <table:table-cell office:value-type="string">
            <text:p>G00 Z03.0</text:p>
          </table:table-cell>
          <table:table-cell table:style-name="ce10"/>
          <table:table-cell table:number-columns-repeated="4"/>
          <table:table-cell office:value-type="string">
            <text:p>G00 Z03.0</text:p>
          </table:table-cell>
          <table:table-cell table:number-columns-repeated="2"/>
          <table:table-cell table:style-name="Default"/>
          <table:table-cell/>
          <table:table-cell table:formula="of:=&quot;Y&quot;&amp;height" office:value-type="string" office:string-value="Y25">
            <text:p>Y25</text:p>
          </table:table-cell>
          <table:table-cell table:style-name="ce2"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 office:value-type="string">
            <text:p>G01 Z-7 F5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style-name="ce8" table:formula="of:=&quot;G00 X-&quot;&amp;rholess&amp;&quot; Y-22&quot;" office:value-type="string" office:string-value="G00 X-20.00 Y-22">
            <text:p>G00 X-20.00 Y-22</text:p>
          </table:table-cell>
          <table:table-cell table:style-name="ce10"/>
          <table:table-cell table:number-columns-repeated="4"/>
          <table:table-cell table:style-name="ce8" office:value-type="string">
            <text:p>( t3</text:p>
          </table:table-cell>
          <table:table-cell table:number-columns-repeated="4"/>
          <table:table-cell table:formula="of:=&quot;X&quot;&amp;width" office:value-type="string" office:string-value="X35">
            <text:p>X35</text:p>
          </table:table-cell>
          <table:table-cell table:style-name="ce2" office:value-type="string">
            <text:p>Y</text:p>
          </table:table-cell>
          <table:table-cell table:formula="of:=heightD-zazor" office:value-type="float" office:value="23">
            <text:p>23</text:p>
          </table:table-cell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style-name="ce8" table:formula="of:=down" office:value-type="string" office:string-value="G01 Z-7 F50">
            <text:p>G01 Z-7 F50</text:p>
          </table:table-cell>
          <table:table-cell table:style-name="ce10"/>
          <table:table-cell table:number-columns-repeated="4"/>
          <table:table-cell table:style-name="ce8" table:formula="of:=&quot;G00 X-&quot;&amp;rholess&amp;&quot; Y-22&quot;" office:value-type="string" office:string-value="G00 X-20.00 Y-22">
            <text:p>G00 X-20.00 Y-22</text:p>
          </table:table-cell>
          <table:table-cell table:number-columns-repeated="4"/>
          <table:table-cell office:value-type="string">
            <text:p>G00 Z20.0 F100</text:p>
          </table:table-cell>
          <table:table-cell table:number-columns-repeated="2"/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style-name="ce8" office:value-type="string">
            <text:p>G00 Z03.0</text:p>
          </table:table-cell>
          <table:table-cell table:style-name="ce10"/>
          <table:table-cell table:number-columns-repeated="4"/>
          <table:table-cell table:style-name="ce8" table:formula="of:=down" office:value-type="string" office:string-value="G01 Z-7 F50">
            <text:p>G01 Z-7 F50</text:p>
          </table:table-cell>
          <table:table-cell table:number-columns-repeated="4"/>
          <table:table-cell table:style-name="Default" office:value-type="string">
            <text:p>X0 Y0</text:p>
          </table:table-cell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0"/>
          <table:table-cell table:number-columns-repeated="4"/>
          <table:table-cell table:style-name="ce8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06"/>
        </table:table-row>
        <table:table-row table:style-name="ro13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0"/>
          <table:table-cell table:number-columns-repeated="4"/>
          <table:table-cell table:style-name="Default" office:value-type="string">
            <text:p>( t4</text:p>
          </table:table-cell>
          <table:table-cell table:number-columns-repeated="4"/>
          <table:table-cell table:style-name="Default"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4">
          <table:table-cell table:number-columns-repeated="3"/>
          <table:table-cell office:value-type="string">
            <text:p>G00 Z03.0</text:p>
          </table:table-cell>
          <table:table-cell table:style-name="ce10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2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2">
          <table:table-cell office:value-type="string">
            <text:p>width</text:p>
          </table:table-cell>
          <table:table-cell office:value-type="float" office:value="35">
            <text:p>35</text:p>
          </table:table-cell>
          <table:table-cell table:formula="of:=SUBSTITUTE([.B22];&quot;,&quot;;&quot;.&quot;)" office:value-type="string" office:string-value="35">
            <text:p>35</text:p>
          </table:table-cell>
          <table:table-cell table:formula="of:=&quot;G00 X&quot;&amp;width&amp;&quot; Y&quot;&amp;width" office:value-type="string" office:string-value="G00 X35 Y35">
            <text:p>G00 X35 Y35</text:p>
          </table:table-cell>
          <table:table-cell table:style-name="ce10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2">
          <table:table-cell office:value-type="string">
            <text:p>height</text:p>
          </table:table-cell>
          <table:table-cell office:value-type="float" office:value="25">
            <text:p>25</text:p>
          </table:table-cell>
          <table:table-cell table:formula="of:=SUBSTITUTE([.B23];&quot;,&quot;;&quot;.&quot;)" office:value-type="string" office:string-value="25">
            <text:p>25</text:p>
          </table:table-cell>
          <table:table-cell table:formula="of:=down" office:value-type="string" office:string-value="G01 Z-7 F50">
            <text:p>G01 Z-7 F50</text:p>
          </table:table-cell>
          <table:table-cell table:style-name="ce10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X&quot;&amp;width&amp;&quot; Y-&quot;&amp;width &amp; &quot; F100&quot;" office:value-type="string" office:string-value="X35 Y-35 F100">
            <text:p>X35 Y-35 F100</text:p>
          </table:table-cell>
          <table:table-cell table:style-name="ce10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X-&quot;&amp;width&amp;&quot; Y-&quot;&amp;width" office:value-type="string" office:string-value="X-35 Y-35">
            <text:p>X-35 Y-35</text:p>
          </table:table-cell>
          <table:table-cell table:style-name="ce10"/>
          <table:table-cell table:number-columns-repeated="4"/>
          <table:table-cell table:style-name="Default" office:value-type="string">
            <text:p>G00 X0 Y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1">
          <table:table-cell table:number-columns-repeated="3"/>
          <table:table-cell table:formula="of:=&quot;X-&quot;&amp;width&amp;&quot; Y&quot;&amp;width" office:value-type="string" office:string-value="X-35 Y35">
            <text:p>X-35 Y35</text:p>
          </table:table-cell>
          <table:table-cell table:style-name="ce10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X&quot;&amp;width&amp;&quot; Y&quot;&amp;width" office:value-type="string" office:string-value="X35 Y35">
            <text:p>X35 Y35</text:p>
          </table:table-cell>
          <table:table-cell table:style-name="ce10"/>
          <table:table-cell table:number-columns-repeated="9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2">
          <table:table-cell table:number-columns-repeated="14"/>
          <table:table-cell table:style-name="Default"/>
          <table:table-cell table:number-columns-repeated="2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06"/>
        </table:table-row>
        <table:table-row table:style-name="ro12">
          <table:table-cell office:value-type="string">
            <text:p>zazor</text:p>
          </table:table-cell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5 Y33">
            <text:p>G00 X35 Y33</text:p>
          </table:table-cell>
          <table:table-cell table:number-columns-repeated="10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2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8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office:value-type="string">
            <text:p>abs coord</text:p>
          </table:table-cell>
          <table:table-cell/>
          <table:table-cell office:value-type="string">
            <text:p>G90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3"/>
          <table:table-cell table:style-name="Default" office:value-type="string">
            <text:p>G00 X0 Y0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3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6"/>
        </table:table-row>
        <table:table-row table:style-name="ro12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2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2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formula="of:=[.B22]" office:value-type="float" office:value="35">
            <text:p>35</text:p>
          </table:table-cell>
          <table:table-cell table:formula="of:=SUBSTITUTE([.B52];&quot;,&quot;;&quot;.&quot;)" office:value-type="string" office:string-value="35">
            <text:p>35</text:p>
          </table:table-cell>
          <table:table-cell table:number-columns-repeated="1021"/>
        </table:table-row>
        <table:table-row table:style-name="ro12">
          <table:table-cell/>
          <table:table-cell table:formula="of:=2*[.C2]/3" office:value-type="float" office:value="14.6666666666667">
            <text:p>14,6666666667</text:p>
          </table:table-cell>
          <table:table-cell table:formula="of:=SUBSTITUTE(TEXT([.B53];&quot;0,00&quot;);&quot;,&quot;;&quot;.&quot;)" office:value-type="string" office:string-value="14.67">
            <text:p>14.67</text:p>
          </table:table-cell>
          <table:table-cell table:formula="of:=&quot;G00 X-&quot;&amp;wdt&amp;&quot; Y&quot;&amp;divid" office:value-type="string" office:string-value="G00 X-35 Y14.67">
            <text:p>G00 X-35 Y14.67</text:p>
          </table:table-cell>
          <table:table-cell table:style-name="ce10"/>
          <table:table-cell table:number-columns-repeated="1019"/>
        </table:table-row>
        <table:table-row table:style-name="ro12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0"/>
          <table:table-cell table:number-columns-repeated="1019"/>
        </table:table-row>
        <table:table-row table:style-name="ro12">
          <table:table-cell table:number-columns-repeated="3"/>
          <table:table-cell table:formula="of:=&quot;G01 X25&quot;&amp;&quot; Y&quot;&amp;divid&amp; &quot; F150&quot;" office:value-type="string" office:string-value="G01 X25 Y14.67 F150">
            <text:p>G01 X25 Y14.67 F150</text:p>
          </table:table-cell>
          <table:table-cell table:style-name="ce10"/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G00 Z05.0</text:p>
          </table:table-cell>
          <table:table-cell table:style-name="ce10"/>
          <table:table-cell table:number-columns-repeated="1019"/>
        </table:table-row>
        <table:table-row table:style-name="ro12">
          <table:table-cell/>
          <table:table-cell table:formula="of:=rout-[.C1]" office:value-type="float" office:value="21">
            <text:p>21</text:p>
          </table:table-cell>
          <table:table-cell table:number-columns-repeated="1022"/>
        </table:table-row>
        <table:table-row table:style-name="ro12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4.39019545724145">
            <text:p>4,3901954572</text:p>
          </table:table-cell>
          <table:table-cell table:number-columns-repeated="1021"/>
        </table:table-row>
        <table:table-row table:style-name="ro12">
          <table:table-cell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number-columns-repeated="1021"/>
        </table:table-row>
        <table:table-row table:style-name="ro12">
          <table:table-cell office:value-type="string">
            <text:p>start</text:p>
          </table:table-cell>
          <table:table-cell table:formula="of:=[.B57]*SIN(_angl)" office:value-type="float" office:value="2.19509772862072">
            <text:p>2,1950977286</text:p>
          </table:table-cell>
          <table:table-cell table:formula="of:=-[.B57]*COS(_angl)" office:value-type="float" office:value="-20.8849598027337">
            <text:p>-20,8849598027</text:p>
          </table:table-cell>
          <table:table-cell table:formula="of:=&quot;G00 X-&quot;&amp;[.B61]&amp;&quot; Y&quot;&amp;[.C61]" office:value-type="string" office:string-value="G00 X-2.20 Y-20.88">
            <text:p>G00 X-2.20 Y-20.88</text:p>
          </table:table-cell>
          <table:table-cell table:number-columns-repeated="1020"/>
        </table:table-row>
        <table:table-row table:style-name="ro12">
          <table:table-cell/>
          <table:table-cell table:formula="of:=SUBSTITUTE(TEXT([.B60];&quot;0,00&quot;);&quot;,&quot;;&quot;.&quot;)" office:value-type="string" office:string-value="2.20">
            <text:p>2.20</text:p>
          </table:table-cell>
          <table:table-cell table:formula="of:=SUBSTITUTE(TEXT([.C60];&quot;0,00&quot;);&quot;,&quot;;&quot;.&quot;)" office:value-type="string" office:string-value="-20.88">
            <text:p>-20.88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5">
          <table:table-cell/>
          <table:table-cell table:formula="of:=SUBSTITUTE(TEXT(-[.B60];&quot;0,00&quot;);&quot;,&quot;;&quot;.&quot;)" office:value-type="string" office:string-value="-2.20">
            <text:p>-2.20</text:p>
          </table:table-cell>
          <table:table-cell/>
          <table:table-cell table:style-name="ce9" table:formula="of:=ARCL(0; 0; -[.B60]; [.C60]; [.B60]; +[.C60])" office:value-type="string" office:string-value="G02 X2.20 Y-20.88 I2 J2 F10">
            <text:p>G02 X2.20 Y-20.88 I2 J2 F1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formula="of:=ARCR(0; 0; [.B60]; [.C60]; -[.B60]; +[.C60])" office:value-type="string" office:string-value="G03 X-2.20 Y-20.88 I2 J2 F10">
            <text:p>G03 X-2.20 Y-20.88 I2 J2 F10</text:p>
          </table:table-cell>
          <table:table-cell table:number-columns-repeated="1020"/>
        </table:table-row>
        <table:table-row table:style-name="ro12" table:number-rows-repeated="17">
          <table:table-cell table:number-columns-repeated="1024"/>
        </table:table-row>
        <table:table-row table:style-name="ro12" table:visibility="collapse" table:number-rows-repeated="1048495">
          <table:table-cell table:number-columns-repeated="1024"/>
        </table:table-row>
        <table:table-row table:style-name="ro12" table:visibility="collapse">
          <table:table-cell table:number-columns-repeated="1024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Лист5.$E$10"/>
        <table:named-range table:name="ddq1" table:base-cell-address="$Лист4.$B$13" table:cell-range-address="$Лист5.$B$13"/>
        <table:named-range table:name="ldd" table:base-cell-address="$Лист4.$B$11" table:cell-range-address="$Лист5.$B$11"/>
        <table:named-range table:name="ldq" table:base-cell-address="$Лист4.$B$2" table:cell-range-address="$Лист5.$B$2"/>
        <table:named-range table:name="thh" table:base-cell-address="$Лист4.$B$3" table:cell-range-address="$Лист5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  <table:named-range table:name="_angl" table:base-cell-address="$box.$B$58" table:cell-range-address="$box.$B$58"/>
        <table:named-range table:name="heightD" table:base-cell-address="$box.$B$23" table:cell-range-address="$box.$B$23"/>
        <table:named-range table:name="height" table:base-cell-address="$box.$C$23" table:cell-range-address="$box.$C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19.02.2018</text:date>, <text:time>21:14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3DT23H34M3S</meta:editing-duration>
    <meta:editing-cycles>357</meta:editing-cycles>
    <meta:generator>OpenOffice.org/3.4.1$Win32 OpenOffice.org_project/341m1$Build-9593</meta:generator>
    <dc:date>2018-02-19T21:14:35.27</dc:date>
    <meta:document-statistic meta:table-count="3" meta:cell-count="431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8.5 F10" &amp; CHR$(10)
 c2 = "G00 Z3 F50" &amp; CHR$(10)
 Drill  = c0 &amp; c1 &amp; c2
End Function ' Drill
'=======================
Function ArcGC(Xc As Double, Yc As Double _
            , Xs As Double, Ys As Double _
            , Xf As Double, Yf As Double _
            , r As String _
) As String
 Dim I As String
 Dim J As String

 Dim X As String
 Dim Y As String
  

 Dim Gdirection As String
 Dim F As String

 F = "10"

 If r = "R" Then
   Gdirection = "03"
 Else
   Gdirection = "02"
 End If

 I = Replace(Format(Xc - Xs, "#0.00"), ",", ".")
 J = Replace(Format(Yc - Ys, "#0.00"), ",", ".")
 
 X = " X" &amp; Replace(Format(Xf, "#0.00"), ",", ".")
 Y = " Y" &amp; Replace(Format(Yf, "#0.00"), ",", ".")
' msgbox "Xf&gt;"&amp; Xf &amp;"&lt;&gt;" &amp; X
 
 ArcGC = "G" &amp; Gdirection &amp; X  &amp; Y &amp; " I" &amp; I &amp; " J" + J &amp; " F" &amp; F ' &amp; Chr$(10)

End Function ' ArcGC


Function ArcR(Xc As Double, Yc As Double _
            , Xs As Double, Ys As Double _
            , Xf As Double, Yf As Double _
) As String
 ArcR = ArcGC(Xc, Yc, Xs, Ys, Xf, Yf, "R")
End Function ' ArcR


Function ArcL(Xc As Double, Yc As Double _
            , Xs As Double, Ys As Double _
            , Xf As Double, Yf As Double _
) As String
  ArcL = ArcGC(Xc, Yc, Xs, Ys, Xf, Yf, "L")
End Function ' Arc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